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69"/>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4" office:value-type="string" calcext:value-type="string">
            <text:p>- Jeopardy questions</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6" office:value-type="string" calcext:value-type="string">
            <text:p>- Comic final outline DUE</text:p>
          </table:table-cell>
          <table:table-cell table:style-name="ce69"/>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6"/>
          <table:table-cell table:style-name="ce69"/>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6"/>
          <table:table-cell table:style-name="ce69"/>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6" office:value-type="string" calcext:value-type="string">
            <text:p>- The Circle reading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6" office:value-type="string" calcext:value-type="string">
            <text:p>- Resource post 11: 7 Nov.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6" office:value-type="string" calcext:value-type="string">
            <text:p>- Research Project summary DUE </text:p>
          </table:table-cell>
          <table:table-cell table:style-name="ce69"/>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6" office:value-type="string" calcext:value-type="string">
            <text:p>- Jeopardy questions based on summary DUE</text:p>
          </table:table-cell>
          <table:table-cell table:style-name="ce69"/>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6" office:value-type="string" calcext:value-type="string">
            <text:p>- "Powerpoint" based on summary DUE</text:p>
          </table:table-cell>
          <table:table-cell table:style-name="ce69"/>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1 Research Project DUE - Resource post 12: 14 Nov. DUE</text:p>
          </table:table-cell>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office:value-type="string" calcext:value-type="string">
            <text:p>- finish Jeopardy</text:p>
          </table:table-cell>
          <table:table-cell table:style-name="ce69"/>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3" office:value-type="string" calcext:value-type="string">
            <text:p>if this is Friday, p5.js 20-25 shapes picture ue</text:p>
          </table:table-cell>
          <table:table-cell table:style-name="ce69"/>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office:value-type="string" calcext:value-type="string">
            <text:p>- 2nd essay topic in syllabus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3"/>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7"/>
          <table:table-cell table:style-name="ce9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9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5">00/00/0000</text:date>, <text:time style:data-style-name="N2" text:time-value="02:09:48.2264422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5T02:11:07.480542739</dc:date>
    <meta:creation-date>2016-09-05T22:47:24Z</meta:creation-date>
    <meta:editing-cycles>1245</meta:editing-cycles>
    <meta:editing-duration>P24DT11H5M2S</meta:editing-duration>
    <meta:generator>LibreOffice/5.2.7.2$Linux_X86_64 LibreOffice_project/20m0$Build-2</meta:generator>
    <meta:document-statistic meta:table-count="4" meta:cell-count="3957" meta:object-count="0"/>
  </office:meta>
</office:document-meta>
</file>